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Lng.getL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Lng.setLat( Double l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L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Lng.setLng( Double l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LngTest.test_latl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tLng.LatL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atLng.LatLng( Double lat , Double l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tLng.getL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